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a15c" officeooo:paragraph-rsid="0013a15c"/>
    </style:style>
    <style:style style:name="P2" style:family="paragraph" style:parent-style-name="Standard">
      <style:text-properties officeooo:rsid="00167110" officeooo:paragraph-rsid="00167110"/>
    </style:style>
    <style:style style:name="P3" style:family="paragraph" style:parent-style-name="Standard">
      <style:text-properties officeooo:rsid="00167110" officeooo:paragraph-rsid="00167110"/>
    </style:style>
    <style:style style:name="P4" style:family="paragraph" style:parent-style-name="Standard">
      <style:text-properties officeooo:rsid="00167110" officeooo:paragraph-rsid="001c226c"/>
    </style:style>
    <style:style style:name="P5" style:family="paragraph" style:parent-style-name="Standard">
      <style:text-properties officeooo:rsid="0018e096" officeooo:paragraph-rsid="0018e096"/>
    </style:style>
    <style:style style:name="P6" style:family="paragraph" style:parent-style-name="Standard">
      <style:text-properties officeooo:rsid="0019abb8" officeooo:paragraph-rsid="0019abb8"/>
    </style:style>
    <style:style style:name="P7" style:family="paragraph" style:parent-style-name="Standard" style:list-style-name="L2">
      <style:text-properties officeooo:rsid="0019abb8" officeooo:paragraph-rsid="0019abb8"/>
    </style:style>
    <style:style style:name="P8" style:family="paragraph" style:parent-style-name="Standard">
      <style:text-properties fo:language="ru" fo:country="RU" officeooo:rsid="00167110" officeooo:paragraph-rsid="00167110"/>
    </style:style>
    <style:style style:name="P9" style:family="paragraph" style:parent-style-name="Standard">
      <style:text-properties officeooo:rsid="001abad6" officeooo:paragraph-rsid="001abad6"/>
    </style:style>
    <style:style style:name="P10" style:family="paragraph" style:parent-style-name="Standard">
      <style:text-properties officeooo:rsid="001c8b9f" officeooo:paragraph-rsid="001c8b9f"/>
    </style:style>
    <style:style style:name="P11" style:family="paragraph" style:parent-style-name="Standard" style:list-style-name="L4">
      <style:text-properties officeooo:rsid="001c8b9f" officeooo:paragraph-rsid="001c8b9f"/>
    </style:style>
    <style:style style:name="P12" style:family="paragraph" style:parent-style-name="Standard" style:list-style-name="L4">
      <style:text-properties officeooo:rsid="001dd180" officeooo:paragraph-rsid="001dd180"/>
    </style:style>
    <style:style style:name="P13" style:family="paragraph" style:parent-style-name="Standard">
      <style:text-properties officeooo:rsid="001dd180" officeooo:paragraph-rsid="001dd180"/>
    </style:style>
    <style:style style:name="P14" style:family="paragraph" style:parent-style-name="Standard" style:list-style-name="L4">
      <style:text-properties officeooo:paragraph-rsid="001c8b9f"/>
    </style:style>
    <style:style style:name="P15" style:family="paragraph" style:parent-style-name="Standard" style:list-style-name="L4">
      <style:text-properties officeooo:paragraph-rsid="001dd180"/>
    </style:style>
    <style:style style:name="P16" style:family="paragraph" style:parent-style-name="Standard">
      <style:text-properties officeooo:paragraph-rsid="001dd180"/>
    </style:style>
    <style:style style:name="P17" style:family="paragraph" style:parent-style-name="Standard">
      <style:text-properties officeooo:paragraph-rsid="001e746a"/>
    </style:style>
    <style:style style:name="P18" style:family="paragraph" style:parent-style-name="Preformatted_20_Text">
      <style:text-properties officeooo:rsid="00167110" officeooo:paragraph-rsid="001c226c"/>
    </style:style>
    <style:style style:name="P19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font-weight="bold"/>
    </style:style>
    <style:style style:name="T2" style:family="text">
      <style:text-properties officeooo:rsid="001c226c"/>
    </style:style>
    <style:style style:name="T3" style:family="text">
      <style:text-properties officeooo:rsid="001c8b9f"/>
    </style:style>
    <style:style style:name="T4" style:family="text">
      <style:text-properties officeooo:rsid="001dd180"/>
    </style:style>
    <style:style style:name="T5" style:family="text">
      <style:text-properties officeooo:rsid="001e746a"/>
    </style:style>
    <style:style style:name="T6" style:family="text">
      <style:text-properties fo:language="ru" fo:country="RU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processor constants (or #define) you create must be used only for associate literal and constant values.</text:p>
      <text:p text:style-name="P1"/>
      <text:p text:style-name="P2">gcc ft_lstnew.c -E -dM получить все связанные с файлом директивы замены <text:s/>#define</text:p>
      <text:p text:style-name="P2"><text:a xlink:type="simple" xlink:href="https://godbolt.org/" text:style-name="Internet_20_link" text:visited-style-name="Visited_20_Internet_20_Link">https://godbolt.org/</text:a> скомпилируйте файлы gcc -E подставив все макросы замены, посмотрите резулььат</text:p>
      <text:p text:style-name="P2"/>
      <text:p text:style-name="P2">II.7</text:p>
      <text:p text:style-name="P2">Macros and Pre-processors</text:p>
      <text:p text:style-name="P2">Mandatory part</text:p>
      <text:p text:style-name="P2">• Preprocessor constants (or #define) you create must be used only for associate literal and constant values.</text:p>
      <text:p text:style-name="P2">• All #define created to bypass the norm and/or obfuscate code are forbidden. This point must be checked by a human.</text:p>
      <text:p text:style-name="P2">• You can use macros available in standard libraries, only if those ones are allowed in the scope of the given project.</text:p>
      <text:p text:style-name="P2">• Multiline macros are forbidden.</text:p>
      <text:p text:style-name="P2">• Only macros names are uppercase.</text:p>
      <text:p text:style-name="P2">• You must indent characters following #if , #ifdef or #ifndef.</text:p>
      <text:p text:style-name="P8">Макросы и препроцессоры<text:line-break/>Обязательная часть<text:line-break/>• Константы препроцессора (или #define), которые вы создаете, должны использоваться только для связывания литеральных и константных значений.<text:line-break/>• Запрещены все #define, созданные для обхода нормального и / или запутанного кода. Этот момент должен быть проверен человеком.<text:line-break/>• Вы можете использовать макросы, доступные в стандартных библиотеках, только если они разрешены в рамках данного проекта.<text:line-break/>• Многострочные макросы запрещены.<text:line-break/>• Только имена макросов в верхнем регистре.<text:line-break/>• Вы должны сделать отступ для символов после #if, #ifdef или #ifndef.</text:p>
      <text:p text:style-name="P2"/>
      <text:p text:style-name="P2"><text:span text:style-name="T1">Макрокоманда</text:span>, <text:span text:style-name="T1">макроопределение</text:span><text:bookmark text:name="cite_ref-1"/><text:a xlink:type="simple" xlink:href="https://ru.wikipedia.org/wiki/Макрокоманда#cite_note-1" text:style-name="Internet_20_link" text:visited-style-name="Visited_20_Internet_20_Link">[1]</text:a> или <text:span text:style-name="T1">мáкрос</text:span><text:bookmark text:name="cite_ref-2"/><text:a xlink:type="simple" xlink:href="https://ru.wikipedia.org/wiki/Макрокоманда#cite_note-2" text:style-name="Internet_20_link" text:visited-style-name="Visited_20_Internet_20_Link">[2]</text:a> — <text:a xlink:type="simple" xlink:href="https://ru.wikipedia.org/wiki/Компьютерная_программа" text:style-name="Internet_20_link" text:visited-style-name="Visited_20_Internet_20_Link">программный</text:a> алгоритм действий, записанный пользователем. Часто макросы применяют для выполнения рутинных действий. А также макрос — это символьное имя в <text:a xlink:type="simple" xlink:href="https://ru.wikipedia.org/wiki/Шаблон" text:style-name="Internet_20_link" text:visited-style-name="Visited_20_Internet_20_Link">шаблонах</text:a>, заменяемое при обработке препроцессором на последовательность символов, например: фрагмент html-страницы в <text:a xlink:type="simple" xlink:href="https://ru.wikipedia.org/wiki/Веб-шаблон" text:style-name="Internet_20_link" text:visited-style-name="Visited_20_Internet_20_Link">веб-шаблонах</text:a>, или одно слово из словаря синонимов в синонимизаторах. </text:p>
      <text:p text:style-name="P2">Корректный перевод термина с английского — «<text:span text:style-name="T1">макрокоманда</text:span>». Слово «макрос» (от <text:span text:style-name="T1">macros</text:span> — формы множественного числа слова <text:span text:style-name="T1">macro</text:span>) получило распространение благодаря использованию в <text:a xlink:type="simple" xlink:href="https://ru.wikipedia.org/wiki/Локализация" text:style-name="Internet_20_link" text:visited-style-name="Visited_20_Internet_20_Link">локализованных</text:a> продуктах американской корпорации <text:a xlink:type="simple" xlink:href="https://ru.wikipedia.org/wiki/Microsoft" text:style-name="Internet_20_link" text:visited-style-name="Visited_20_Internet_20_Link">Microsoft</text:a></text:p>
      <text:p text:style-name="P5"><text:a xlink:type="simple" xlink:href="https://ru.wikipedia.org/wiki/Макрокоманда" text:style-name="Internet_20_link" text:visited-style-name="Visited_20_Internet_20_Link">https://ru.wikipedia.org/wiki/%D0%9C%D0%B0%D0%BA%D1%80%D0%BE%D0%BA%D0%BE%D0%BC%D0%B0%D0%BD%D0%B4%D0%B0</text:a></text:p>
      <text:p text:style-name="P5"/>
      <text:p text:style-name="P5">Программисты Си, дойдя до определённого уровня квалификации, обязательно сталкиваются с одной из особенностей этого языка — <text:a xlink:type="simple" xlink:href="https://msdn.microsoft.com/ru-ru/library/503x3e3s.aspx" office:target-frame-name="_blank" xlink:show="new" text:style-name="Internet_20_link" text:visited-style-name="Visited_20_Internet_20_Link">макросами</text:a>. Почти во всех других языках аналога макросов нет. И это неспроста. Использование макросов может оказаться весьма небезопасным. В них скрывается ряд особенностей, специфика которых не всегда лежит на поверхности. <text:a xlink:type="simple" xlink:href="https://tproger.ru/translations/c-macro/" text:style-name="Internet_20_link" text:visited-style-name="Visited_20_Internet_20_Link">https://tproger.ru/translations/c-macro/</text:a></text:p>
      <text:p text:style-name="P5"/>
      <text:p text:style-name="P6">standard c 1990</text:p>
      <text:p text:style-name="P6"><text:tab/>6.1 Lexical elements</text:p>
      <text:p text:style-name="P6"><text:tab/>Syntax</text:p>
      <text:list xml:id="list4786491857595755374" text:style-name="L2">
        <text:list-item>
          <text:p text:style-name="P7">token</text:p>
          <text:list>
            <text:list-item>
              <text:p text:style-name="P7"><text:soft-page-break/>Xeynwd</text:p>
            </text:list-item>
            <text:list-item>
              <text:p text:style-name="P7">identifier</text:p>
            </text:list-item>
            <text:list-item>
              <text:p text:style-name="P7">constant</text:p>
            </text:list-item>
            <text:list-item>
              <text:p text:style-name="P7">string-literal</text:p>
            </text:list-item>
            <text:list-item>
              <text:p text:style-name="P7">operator</text:p>
            </text:list-item>
            <text:list-item>
              <text:p text:style-name="P7">punctuator</text:p>
            </text:list-item>
          </text:list>
        </text:list-item>
        <text:list-item>
          <text:p text:style-name="P7">preprocessing-token .</text:p>
          <text:list>
            <text:list-item>
              <text:p text:style-name="P7">header-name</text:p>
            </text:list-item>
            <text:list-item>
              <text:p text:style-name="P7">identifier</text:p>
            </text:list-item>
            <text:list-item>
              <text:p text:style-name="P7">pp-number</text:p>
            </text:list-item>
            <text:list-item>
              <text:p text:style-name="P7">character-constant</text:p>
            </text:list-item>
            <text:list-item>
              <text:p text:style-name="P7">string-literal</text:p>
            </text:list-item>
            <text:list-item>
              <text:p text:style-name="P7">operator</text:p>
            </text:list-item>
            <text:list-item>
              <text:p text:style-name="P7">punctuator</text:p>
            </text:list-item>
            <text:list-item>
              <text:p text:style-name="P7">each non-white-space character that cannot be one of the above</text:p>
            </text:list-item>
          </text:list>
        </text:list-item>
      </text:list>
      <text:p text:style-name="P9">Основу по данному вопросу слагаеот раздел стандарта Си «6.8.3 Macro replacement»</text:p>
      <text:p text:style-name="P4">«Preprocessor constants» <text:span text:style-name="T2">стандартом не определён. Таким образом можно лишь надеяться понять этот термин, через исследование словоупотребления. Вряд ли найдётся другой источник словоупотребеления отличный от поисковика в интеренете.</text:span></text:p>
      <text:p text:style-name="P4"/>
      <text:p text:style-name="P18">#define &lt;identifier&gt; &lt;replacement token list&gt; <text:s text:c="19"/>// object-like macro</text:p>
      <text:p text:style-name="P19">#define &lt;identifier&gt;(&lt;parameter list&gt;) &lt;replacement token list&gt; <text:s/>// function-like macro, note parameters</text:p>
      <text:p text:style-name="P10">Опрелделяют <text:span text:style-name="T4">явно или в контексте </text:span>как object-like macro, отсюда же function-lile macro <text:span text:style-name="T4">нередко </text:span>определён в этих источниках как макрос.</text:p>
      <text:p text:style-name="P16"><text:span text:style-name="T4">В 3 preprocessor constant используется как синоним «</text:span>symbolic constants»</text:p>
      <text:p text:style-name="P13"/>
      <text:list xml:id="list1951517761669335814" text:style-name="L4">
        <text:list-item>
          <text:p text:style-name="P14"><text:a xlink:type="simple" xlink:href="https://www.cprogramming.com/tutorial/cpreprocessor.html" text:style-name="Internet_20_link" text:visited-style-name="Visited_20_Internet_20_Link"><text:span text:style-name="T3">https://www.cprogramming.com/tutorial/cpreprocessor.html</text:span></text:a><text:span text:style-name="T3"> </text:span></text:p>
        </text:list-item>
        <text:list-item>
          <text:p text:style-name="P11"><text:a xlink:type="simple" xlink:href="https://ru.wikipedia.org/wiki/Препроцессор_Си" text:style-name="Internet_20_link" text:visited-style-name="Visited_20_Internet_20_Link">https://ru.wikipedia.org/wiki/%D0%9F%D1%80%D0%B5%D0%BF%D1%80%D0%BE%D1%86%D0%B5%D1%81%D1%81%D0%BE%D1%80_%D0%A1%D0%B8</text:a></text:p>
        </text:list-item>
        <text:list-item>
          <text:p text:style-name="P12"><text:a xlink:type="simple" xlink:href="https://books.google.ru/books?id=PsRKDAAAQBAJ&amp;pg=PA56&amp;lpg=PA56&amp;dq=Preprocessor+constants&amp;source=bl&amp;ots=ztzrlYndAX&amp;sig=ACfU3U2dsc-ibcVM-ucYT_Cbg0SSja4T6A&amp;hl=ru&amp;sa=X&amp;ved=2ahUKEwi1jt7ChI_hAhXxlYsKHTlFDCo4ChDoATACegQIBhAB#v=onepage&amp;q=Preprocessor%20constants&amp;f=false" text:style-name="Internet_20_link" text:visited-style-name="Visited_20_Internet_20_Link">https://books.google.ru/books?id=PsRKDAAAQBAJ&amp;pg=PA56&amp;lpg=PA56&amp;dq=Preprocessor+constants&amp;source=bl&amp;ots=ztzrlYndAX&amp;sig=ACfU3U2dsc-ibcVM-ucYT_Cbg0SSja4T6A&amp;hl=ru&amp;sa=X&amp;ved=2ahUKEwi1jt7ChI_hAhXxlYsKHTlFDCo4ChDoATACegQIBhAB#v=onepage&amp;q=Preprocessor%20constants&amp;f=false</text:a><text:line-break/>«symbolic constants»:</text:p>
          <text:list>
            <text:list-item>
              <text:p text:style-name="P15"><text:a xlink:type="simple" xlink:href="https://www.quora.com/What-are-symbolic-constants-in-c-How-you-declare-them" text:style-name="Internet_20_link" text:visited-style-name="Visited_20_Internet_20_Link"><text:span text:style-name="T4">https://www.quora.com/What-are-symbolic-constants-in-c-How-you-declare-them</text:span></text:a><text:span text:style-name="T4"><text:line-break/></text:span><text:bookmark text:name="__w2_wtBTaR8p18_answer_content"/>#define symbolic_name value of constant.</text:p>
            </text:list-item>
            <text:list-item>
              <text:p text:style-name="P12"><text:a xlink:type="simple" xlink:href="https://stackoverflow.com/questions/19379353/symbolic-constants-in-c-define-statement" text:style-name="Internet_20_link" text:visited-style-name="Visited_20_Internet_20_Link">https://stackoverflow.com/questions/19379353/symbolic-constants-in-c-define-statement</text:a></text:p>
            </text:list-item>
            <text:list-item>
              <text:p text:style-name="P15"><text:a xlink:type="simple" xlink:href="http://meramind.com/c-programming/symbolic-constants-c/" text:style-name="Internet_20_link" text:visited-style-name="Visited_20_Internet_20_Link"><text:span text:style-name="T4">http://meramind.com/c-programming/symbolic-constants-c/</text:span></text:a><text:span text:style-name="T4"><text:line-break/></text:span><text:span text:style-name="Strong_20_Emphasis">Symbolic Constants in C </text:span>– Symbolic Constant is a name that substitutes for a sequence of characters or a numeric constant, a character constant or a string constant.<text:span text:style-name="T4"><text:line-break/></text:span></text:p>
            </text:list-item>
          </text:list>
        </text:list-item>
      </text:list>
      <text:p text:style-name="P17"><text:span text:style-name="T5">Таким образом хотя «preprocessor constant» не определён стандарте Си, существует языковая практика, вводящая определение это выражения, а также его синоним: «</text:span><text:span text:style-name="T6">Символические константы в C - Символическая константа - это имя, которое заменяет последовательность символов или числовую константу, символьную константу или строковую константу»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5:52:56.960995839</meta:creation-date>
    <meta:editing-duration>PT1H41M43S</meta:editing-duration>
    <meta:editing-cycles>6</meta:editing-cycles>
    <meta:generator>LibreOffice/5.1.6.2$Linux_X86_64 LibreOffice_project/10m0$Build-2</meta:generator>
    <dc:date>2019-03-19T23:35:42.071830847</dc:date>
    <meta:document-statistic meta:table-count="0" meta:image-count="0" meta:object-count="0" meta:page-count="2" meta:paragraph-count="49" meta:word-count="529" meta:character-count="4601" meta:non-whitespace-character-count="4099"/>
  </office:meta>
</office:document-meta>
</file>